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ea72" officeooo:paragraph-rsid="0016ea72"/>
    </style:style>
    <style:style style:name="P2" style:family="paragraph" style:parent-style-name="Standard" style:list-style-name="L2">
      <style:paragraph-properties fo:text-align="start" style:justify-single-word="false"/>
      <style:text-properties officeooo:rsid="0018f445" officeooo:paragraph-rsid="0018f445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ae861" officeooo:paragraph-rsid="001ae861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c413f" officeooo:paragraph-rsid="001c413f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e87f0" officeooo:paragraph-rsid="001e87f0"/>
    </style:style>
    <style:style style:name="P6" style:family="paragraph" style:parent-style-name="Standard">
      <style:paragraph-properties fo:text-align="center" style:justify-single-word="false"/>
      <style:text-properties officeooo:rsid="0020991a" officeooo:paragraph-rsid="0020991a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20991a" officeooo:paragraph-rsid="002099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vanced Javascript</text:p>
      <text:list xml:id="list3360567517" text:style-name="L3">
        <text:list-item>
          <text:p text:style-name="P7"/>
        </text:list-item>
      </text:list>
      <text:p text:style-name="P1">Modern Javascript</text:p>
      <text:p text:style-name="P1"/>
      <text:list xml:id="list4150738866" text:style-name="L2">
        <text:list-item>
          <text:p text:style-name="P2">Object and Array – Destructuring in Javascript</text:p>
          <text:list>
            <text:list-item>
              <text:p text:style-name="P3">we can add multiple objects at once or one at a time</text:p>
              <text:list>
                <text:list-item>
                  <text:p text:style-name="P3">destructuring allows us to extract multiple properties at the same time</text:p>
                  <text:list>
                    <text:list-item>
                      <text:p text:style-name="P3">Ex. let { property1, prop2, prop3 } = &lt;Object containing those properties&gt;</text:p>
                    </text:list-item>
                  </text:list>
                </text:list-item>
              </text:list>
            </text:list-item>
            <text:list-item>
              <text:p text:style-name="P3">Array: you can use the same idea and also rename the component as it goes on</text:p>
              <text:list>
                <text:list-item>
                  <text:p text:style-name="P3">Ex. let { p: Price } = items</text:p>
                </text:list-item>
              </text:list>
            </text:list-item>
          </text:list>
        </text:list-item>
        <text:list-item>
          <text:p text:style-name="P4">Shorthand Property and Method names </text:p>
          <text:list>
            <text:list-item>
              <text:p text:style-name="P4">it allows you to drop the : function part of a method and make your code somewhat easier to read</text:p>
            </text:list-item>
            <text:list-item>
              <text:p text:style-name="P4">also when you return values you don’t have to specify exactly what type they are and as long as they have the same name then their type is implicit</text:p>
            </text:list-item>
          </text:list>
        </text:list-item>
        <text:list-item>
          <text:p text:style-name="P5">arrow function</text:p>
          <text:list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1:05:51.285526294</meta:creation-date>
    <dc:date>2019-07-21T13:36:52.592435643</dc:date>
    <meta:editing-duration>PT1H30M1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37" meta:character-count="688" meta:non-whitespace-character-count="573"/>
  </office:meta>
</office:document-meta>
</file>